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3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ilan_de_liaison_débit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val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e limitante</text:p>
          </table:table-cell>
          <table:table-cell office:value-type="string" calcext:value-type="string">
            <text:p>D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ire à couvrir (km2)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 globale de trafic (Mbps)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eur de bande (MHz)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équence porteuse (MHz)</text:p>
          </table:table-cell>
          <table:table-cell office:value-type="float" office:value="900" calcext:value-type="float">
            <text:p>9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issance max HSDPA (dBm)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issance des canaux communs (dBm)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issance du CPICH (dBm)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 d’antenne Node-B (m)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 d’antenne UE (m)</text:p>
          </table:table-cell>
          <table:table-cell office:value-type="float" office:value="1.7" calcext:value-type="float">
            <text:p>1,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in d’antenne Node-B (dBi)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in d’antenne UE (dBi)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tes feeder (dB)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e d’interférence (dB)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ICH EC/I0 (dB)</text:p>
          </table:table-cell>
          <table:table-cell office:value-type="float" office:value="-14" calcext:value-type="float">
            <text:p>-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sité spectrale de puissance du bruit (dBm/Hz)</text:p>
          </table:table-cell>
          <table:table-cell office:value-type="float" office:value="-174" calcext:value-type="float">
            <text:p>-1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teur de bruit UE (dB)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e de pénétration indoor (dB)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umura Hata A (dB)</text:p>
          </table:table-cell>
          <table:table-cell office:value-type="float" office:value="134.35" calcext:value-type="float">
            <text:p>134,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umura Hata B</text:p>
          </table:table-cell>
          <table:table-cell office:value-type="float" office:value="38.98" calcext:value-type="float">
            <text:p>38,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umura Hata C (dB)</text:p>
          </table:table-cell>
          <table:table-cell office:value-type="float" office:value="0.44" calcext:value-type="float">
            <text:p>0,4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IRE</text:p>
          </table:table-cell>
          <table:table-cell table:formula="of:=[.B9]-[.B14]+[.B12]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INR (dB)</text:p>
          </table:table-cell>
          <table:table-cell office:value-type="string" calcext:value-type="string">
            <text:p>Débit (Mbps)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≥ 2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formula="of:=[.B17]+10*LOG([.B5]*1000000)+[.B18]" office:value-type="float" office:value="-99.0102999566398" calcext:value-type="float">
            <text:p>-99,0102999566398</text:p>
          </table:table-cell>
          <table:table-cell table:number-columns-repeated="7"/>
          <table:table-cell office:value-type="string" calcext:value-type="string">
            <text:p>Entre 17,4 et 20</text:p>
          </table:table-cell>
          <table:table-cell office:value-type="float" office:value="8.5" calcext:value-type="float">
            <text:p>8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</text:p>
          </table:table-cell>
          <table:table-cell table:formula="of:=[.B30]+[.B16]" office:value-type="float" office:value="-113.01029995664" calcext:value-type="float">
            <text:p>-113,01029995664</text:p>
          </table:table-cell>
          <table:table-cell table:number-columns-repeated="7"/>
          <table:table-cell office:value-type="string" calcext:value-type="string">
            <text:p>Entre 12,4 et 17,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_indoor</text:p>
          </table:table-cell>
          <table:table-cell table:formula="of:=[.B31]+[.B15]+[.B19]" office:value-type="float" office:value="-95.0102999566398" calcext:value-type="float">
            <text:p>-95,0102999566398</text:p>
          </table:table-cell>
          <table:table-cell table:number-columns-repeated="7"/>
          <table:table-cell office:value-type="string" calcext:value-type="string">
            <text:p>Entre 7,4 et 12,4</text:p>
          </table:table-cell>
          <table:table-cell office:value-type="float" office:value="2.5" calcext:value-type="float">
            <text:p>2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_outdoor</text:p>
          </table:table-cell>
          <table:table-cell table:formula="of:=[.B31]+[.B15]" office:value-type="float" office:value="-110.01029995664" calcext:value-type="float">
            <text:p>-110,01029995664</text:p>
          </table:table-cell>
          <table:table-cell table:number-columns-repeated="7"/>
          <table:table-cell office:value-type="string" calcext:value-type="string">
            <text:p>Entre 2 et 7,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Entre -2,6 et 2</text:p>
          </table:table-cell>
          <table:table-cell office:value-type="float" office:value="0.5" calcext:value-type="float">
            <text:p>0,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Entre -7,6 et -2,6</text:p>
          </table:table-cell>
          <table:table-cell office:value-type="float" office:value="0.2" calcext:value-type="float">
            <text:p>0,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ffaiblissement_outdoor</text:p>
          </table:table-cell>
          <table:table-cell table:formula="of:=[.B26]-[.B33]" office:value-type="float" office:value="155.01029995664" calcext:value-type="float">
            <text:p>155,01029995664</text:p>
          </table:table-cell>
          <table:table-cell table:number-columns-repeated="7"/>
          <table:table-cell office:value-type="string" calcext:value-type="string">
            <text:p>Entre -10 et -7,6</text:p>
          </table:table-cell>
          <table:table-cell office:value-type="float" office:value="0.1" calcext:value-type="float">
            <text:p>0,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formula="of:=POWER(10;([.B36]-[.B20]+[.B22])/[.B21])" office:value-type="float" office:value="3.4778506459333" calcext:value-type="float">
            <text:p>3,47785064593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ire_hexagone</text:p>
          </table:table-cell>
          <table:table-cell table:formula="of:=3*(SQRT(3)/2)*([.B38]/2)^2" office:value-type="float" office:value="7.85622205502474" calcext:value-type="float">
            <text:p>7,856222055024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_sites</text:p>
          </table:table-cell>
          <table:table-cell table:formula="of:=[.B3]/(3*[.B39])" office:value-type="float" office:value="4.24292148310825" calcext:value-type="float">
            <text:p>4,2429214831082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apl</text:p>
          </table:table-cell>
          <table:table-cell table:style-name="ce1" office:value-type="string" calcext:value-type="string">
            <text:p>p_recue</text:p>
          </table:table-cell>
          <table:table-cell table:style-name="ce1" office:value-type="string" calcext:value-type="string">
            <text:p>sinr</text:p>
          </table:table-cell>
          <table:table-cell table:style-name="ce1" office:value-type="string" calcext:value-type="string">
            <text:p>Débit</text:p>
          </table:table-cell>
          <table:table-cell table:style-name="ce1" office:value-type="string" calcext:value-type="string">
            <text:p>Débit moyen cellule</text:p>
          </table:table-cell>
          <table:table-cell table:style-name="ce1" office:value-type="string" calcext:value-type="string">
            <text:p>Débit moyen site</text:p>
          </table:table-cell>
          <table:table-cell table:style-name="ce1" office:value-type="string" calcext:value-type="string">
            <text:p>Nombre de site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formula="of:=134.35+38.98*LOG([.B43])-0.44" office:value-type="float" office:value="133.91" calcext:value-type="float">
            <text:p>133,91</text:p>
          </table:table-cell>
          <table:table-cell table:formula="of:=45-3-[.C43]" office:value-type="float" office:value="-91.91" calcext:value-type="float">
            <text:p>-91,91</text:p>
          </table:table-cell>
          <table:table-cell table:formula="of:=[.D43]-(10*LOG(5*1000000))+174-3" office:value-type="float" office:value="12.1002999566398" calcext:value-type="float">
            <text:p>12,1002999566398</text:p>
          </table:table-cell>
          <table:table-cell office:value-type="float" office:value="2.5" calcext:value-type="float">
            <text:p>2,5</text:p>
          </table:table-cell>
          <table:table-cell table:formula="of:=SUM([.F43:.F52])/10" office:value-type="float" office:value="0.78" calcext:value-type="float">
            <text:p>0,78</text:p>
          </table:table-cell>
          <table:table-cell table:formula="of:=[.G43]*3" office:value-type="float" office:value="2.34" calcext:value-type="float">
            <text:p>2,34</text:p>
          </table:table-cell>
          <table:table-cell table:formula="of:=20/[.H43]" office:value-type="float" office:value="8.54700854700855" calcext:value-type="float">
            <text:p>8,547008547008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</text:p>
          </table:table-cell>
          <table:table-cell table:formula="of:=[.B43]+0.3" office:value-type="float" office:value="1.3" calcext:value-type="float">
            <text:p>1,3</text:p>
          </table:table-cell>
          <table:table-cell table:formula="of:=134.35+38.98*LOG([.B44])-0.44" office:value-type="float" office:value="138.351511872921" calcext:value-type="float">
            <text:p>138,351511872921</text:p>
          </table:table-cell>
          <table:table-cell table:formula="of:=45-3-[.C44]" office:value-type="float" office:value="-96.3515118729205" calcext:value-type="float">
            <text:p>-96,3515118729205</text:p>
          </table:table-cell>
          <table:table-cell table:formula="of:=[.D44]-(10*LOG(5*1000000))+174-3" office:value-type="float" office:value="7.65878808371932" calcext:value-type="float">
            <text:p>7,65878808371932</text:p>
          </table:table-cell>
          <table:table-cell office:value-type="float" office:value="2.5" calcext:value-type="float">
            <text:p>2,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</text:p>
          </table:table-cell>
          <table:table-cell table:formula="of:=[.B44]+0.3" office:value-type="float" office:value="1.6" calcext:value-type="float">
            <text:p>1,6</text:p>
          </table:table-cell>
          <table:table-cell table:formula="of:=134.35+38.98*LOG([.B45])-0.44" office:value-type="float" office:value="141.866596923928" calcext:value-type="float">
            <text:p>141,866596923928</text:p>
          </table:table-cell>
          <table:table-cell table:formula="of:=45-3-[.C45]" office:value-type="float" office:value="-99.866596923928" calcext:value-type="float">
            <text:p>-99,866596923928</text:p>
          </table:table-cell>
          <table:table-cell table:formula="of:=[.D45]-(10*LOG(5*1000000))+174-3" office:value-type="float" office:value="4.14370303271187" calcext:value-type="float">
            <text:p>4,1437030327118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table:formula="of:=[.B45]+0.3" office:value-type="float" office:value="1.9" calcext:value-type="float">
            <text:p>1,9</text:p>
          </table:table-cell>
          <table:table-cell table:formula="of:=134.35+38.98*LOG([.B46])-0.44" office:value-type="float" office:value="144.775815365141" calcext:value-type="float">
            <text:p>144,775815365141</text:p>
          </table:table-cell>
          <table:table-cell table:formula="of:=45-3-[.C46]" office:value-type="float" office:value="-102.775815365141" calcext:value-type="float">
            <text:p>-102,775815365141</text:p>
          </table:table-cell>
          <table:table-cell table:formula="of:=[.D46]-(10*LOG(5*1000000))+174-3" office:value-type="float" office:value="1.23448459149853" calcext:value-type="float">
            <text:p>1,23448459149853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</text:p>
          </table:table-cell>
          <table:table-cell table:formula="of:=[.B46]+0.3" office:value-type="float" office:value="2.2" calcext:value-type="float">
            <text:p>2,2</text:p>
          </table:table-cell>
          <table:table-cell table:formula="of:=134.35+38.98*LOG([.B47])-0.44" office:value-type="float" office:value="147.25763609845" calcext:value-type="float">
            <text:p>147,25763609845</text:p>
          </table:table-cell>
          <table:table-cell table:formula="of:=45-3-[.C47]" office:value-type="float" office:value="-105.25763609845" calcext:value-type="float">
            <text:p>-105,25763609845</text:p>
          </table:table-cell>
          <table:table-cell table:formula="of:=[.D47]-(10*LOG(5*1000000))+174-3" office:value-type="float" office:value="-1.2473361418098" calcext:value-type="float">
            <text:p>-1,2473361418098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</text:p>
          </table:table-cell>
          <table:table-cell table:formula="of:=[.B47]+0.3" office:value-type="float" office:value="2.5" calcext:value-type="float">
            <text:p>2,5</text:p>
          </table:table-cell>
          <table:table-cell table:formula="of:=134.35+38.98*LOG([.B48])-0.44" office:value-type="float" office:value="149.421701538036" calcext:value-type="float">
            <text:p>149,421701538036</text:p>
          </table:table-cell>
          <table:table-cell table:formula="of:=45-3-[.C48]" office:value-type="float" office:value="-107.421701538036" calcext:value-type="float">
            <text:p>-107,421701538036</text:p>
          </table:table-cell>
          <table:table-cell table:formula="of:=[.D48]-(10*LOG(5*1000000))+174-3" office:value-type="float" office:value="-3.41140158139621" calcext:value-type="float">
            <text:p>-3,41140158139621</text:p>
          </table:table-cell>
          <table:table-cell office:value-type="float" office:value="0.2" calcext:value-type="float">
            <text:p>0,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</text:p>
          </table:table-cell>
          <table:table-cell table:formula="of:=[.B48]+0.3" office:value-type="float" office:value="2.8" calcext:value-type="float">
            <text:p>2,8</text:p>
          </table:table-cell>
          <table:table-cell table:formula="of:=134.35+38.98*LOG([.B49])-0.44" office:value-type="float" office:value="151.34022006172" calcext:value-type="float">
            <text:p>151,34022006172</text:p>
          </table:table-cell>
          <table:table-cell table:formula="of:=45-3-[.C49]" office:value-type="float" office:value="-109.34022006172" calcext:value-type="float">
            <text:p>-109,34022006172</text:p>
          </table:table-cell>
          <table:table-cell table:formula="of:=[.D49]-(10*LOG(5*1000000))+174-3" office:value-type="float" office:value="-5.32992010507988" calcext:value-type="float">
            <text:p>-5,32992010507988</text:p>
          </table:table-cell>
          <table:table-cell office:value-type="float" office:value="0.2" calcext:value-type="float">
            <text:p>0,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</text:p>
          </table:table-cell>
          <table:table-cell table:formula="of:=[.B49]+0.3" office:value-type="float" office:value="3.1" calcext:value-type="float">
            <text:p>3,1</text:p>
          </table:table-cell>
          <table:table-cell table:formula="of:=134.35+38.98*LOG([.B50])-0.44" office:value-type="float" office:value="153.06327882566" calcext:value-type="float">
            <text:p>153,06327882566</text:p>
          </table:table-cell>
          <table:table-cell table:formula="of:=45-3-[.C50]" office:value-type="float" office:value="-111.06327882566" calcext:value-type="float">
            <text:p>-111,06327882566</text:p>
          </table:table-cell>
          <table:table-cell table:formula="of:=[.D50]-(10*LOG(5*1000000))+174-3" office:value-type="float" office:value="-7.05297886902014" calcext:value-type="float">
            <text:p>-7,05297886902014</text:p>
          </table:table-cell>
          <table:table-cell office:value-type="float" office:value="0.2" calcext:value-type="float">
            <text:p>0,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</text:p>
          </table:table-cell>
          <table:table-cell table:formula="of:=[.B50]+0.3" office:value-type="float" office:value="3.4" calcext:value-type="float">
            <text:p>3,4</text:p>
          </table:table-cell>
          <table:table-cell table:formula="of:=134.35+38.98*LOG([.B51])-0.44" office:value-type="float" office:value="154.627048186307" calcext:value-type="float">
            <text:p>154,627048186307</text:p>
          </table:table-cell>
          <table:table-cell table:formula="of:=45-3-[.C51]" office:value-type="float" office:value="-112.627048186307" calcext:value-type="float">
            <text:p>-112,627048186307</text:p>
          </table:table-cell>
          <table:table-cell table:formula="of:=[.D51]-(10*LOG(5*1000000))+174-3" office:value-type="float" office:value="-8.61674822966728" calcext:value-type="float">
            <text:p>-8,61674822966728</text:p>
          </table:table-cell>
          <table:table-cell office:value-type="float" office:value="0.1" calcext:value-type="float">
            <text:p>0,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 table:formula="of:=[.B51]+0.3" office:value-type="float" office:value="3.7" calcext:value-type="float">
            <text:p>3,7</text:p>
          </table:table-cell>
          <table:table-cell table:formula="of:=134.35+38.98*LOG([.B52])-0.44" office:value-type="float" office:value="156.058503204131" calcext:value-type="float">
            <text:p>156,058503204131</text:p>
          </table:table-cell>
          <table:table-cell table:formula="of:=45-3-[.C52]" office:value-type="float" office:value="-114.058503204131" calcext:value-type="float">
            <text:p>-114,058503204131</text:p>
          </table:table-cell>
          <table:table-cell table:formula="of:=[.D52]-(10*LOG(5*1000000))+174-3" office:value-type="float" office:value="-10.0482032474916" calcext:value-type="float">
            <text:p>-10,0482032474916</text:p>
          </table:table-cell>
          <table:table-cell office:value-type="float" office:value="0.1" calcext:value-type="float">
            <text:p>0,1</text:p>
          </table:table-cell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 style:data-style-name="N2" text:time-value="16:30:39.7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3:43:29.319409846</meta:creation-date>
    <dc:date>2019-06-28T17:06:02.285000000</dc:date>
    <meta:editing-duration>PT1H5M18S</meta:editing-duration>
    <meta:editing-cycles>6</meta:editing-cycles>
    <meta:generator>LibreOffice/6.1.5.2$Windows_X86_64 LibreOffice_project/90f8dcf33c87b3705e78202e3df5142b201bd805</meta:generator>
    <meta:document-statistic meta:table-count="1" meta:cell-count="150" meta:object-count="0"/>
  </office:meta>
</office:document-meta>
</file>